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ePredicate.getInstance( Collection predica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nePredicate.NonePredicate( Predicate [ ]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ePredicate.getInstance( Predicate [ ] predica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nePredicate.evaluat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ne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